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ff3333" style:font-name="Nimbus Mono L" fo:letter-spacing="normal" officeooo:paragraph-rsid="000e4539" style:font-name-asian="Nimbus Mono L" style:font-size-asian="9pt" style:font-style-asian="normal" style:font-weight-asian="normal" loext:padding="0cm" loext:border="none"/>
    </style:style>
    <style:style style:name="P2" style:family="paragraph" style:parent-style-name="Preformatted_20_Text">
      <style:text-properties style:font-name="Nimbus Mono L" officeooo:rsid="0007e423" officeooo:paragraph-rsid="000e4539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162112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17b784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1a3b19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1b74bd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1e28d5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1f7fcd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2157dd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24e3bc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26c5ca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28c091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290715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2cabc6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377422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38f892" style:font-name-asian="Nimbus Mono L"/>
    </style:style>
    <style:style style:name="P17" style:family="paragraph" style:parent-style-name="Standard">
      <style:text-properties style:font-name="Nimbus Mono L" officeooo:rsid="0014c351" officeooo:paragraph-rsid="000e4539" style:font-name-asian="Nimbus Mono L"/>
    </style:style>
    <style:style style:name="P18" style:family="paragraph" style:parent-style-name="Standard">
      <style:text-properties style:font-name="Nimbus Mono L" officeooo:rsid="0007e423" officeooo:paragraph-rsid="003209b6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4060fc" style:font-name-asian="Nimbus Mono L"/>
    </style:style>
    <style:style style:name="T1" style:family="text">
      <style:text-properties officeooo:rsid="001eb657"/>
    </style:style>
    <style:style style:name="T2" style:family="text">
      <style:text-properties officeooo:rsid="0019632a"/>
    </style:style>
    <style:style style:name="T3" style:family="text">
      <style:text-properties officeooo:rsid="001447a3"/>
    </style:style>
    <style:style style:name="T4" style:family="text">
      <style:text-properties officeooo:rsid="00566f4a"/>
    </style:style>
    <style:style style:name="T5" style:family="text">
      <style:text-properties officeooo:rsid="001b00f3"/>
    </style:style>
    <style:style style:name="T6" style:family="text">
      <style:text-properties officeooo:rsid="002781a0"/>
    </style:style>
    <style:style style:name="T7" style:family="text">
      <style:text-properties officeooo:rsid="0007e423"/>
    </style:style>
    <style:style style:name="T8" style:family="text">
      <style:text-properties officeooo:rsid="000e6201"/>
    </style:style>
    <style:style style:name="T9" style:family="text">
      <style:text-properties officeooo:rsid="00108cb7"/>
    </style:style>
    <style:style style:name="T10" style:family="text">
      <style:text-properties officeooo:rsid="0017b784"/>
    </style:style>
    <style:style style:name="T11" style:family="text">
      <style:text-properties officeooo:rsid="001b74bd"/>
    </style:style>
    <style:style style:name="T12" style:family="text">
      <style:text-properties officeooo:rsid="001e28d5"/>
    </style:style>
    <style:style style:name="T13" style:family="text">
      <style:text-properties officeooo:rsid="0026c5ca"/>
    </style:style>
    <style:style style:name="T14" style:family="text">
      <style:text-properties officeooo:rsid="0028c091"/>
    </style:style>
    <style:style style:name="T15" style:family="text">
      <style:text-properties officeooo:rsid="00290715"/>
    </style:style>
    <style:style style:name="T16" style:family="text">
      <style:text-properties officeooo:rsid="003209b6"/>
    </style:style>
    <style:style style:name="T17" style:family="text">
      <style:text-properties officeooo:rsid="00377422"/>
    </style:style>
    <style:style style:name="T18" style:family="text">
      <style:text-properties officeooo:rsid="0038f892"/>
    </style:style>
    <style:style style:name="T19" style:family="text">
      <style:text-properties officeooo:rsid="003e03e5"/>
    </style:style>
    <style:style style:name="T20" style:family="text">
      <style:text-properties officeooo:rsid="004060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作者：夏志丽 </text:p>
      <text:p text:style-name="P18">模块名：收入成本分析 <text:span text:style-name="T16">analysis</text:span></text:p>
      <text:p text:style-name="P2"><text:tab/>导航下拉名_1:收入成本分析</text:p>
      <text:p text:style-name="P3"><text:tab/><text:tab/>导航名_<text:span text:style-name="T8">1</text:span>:收入成本分析</text:p>
      <text:p text:style-name="P19"><text:tab/><text:tab/><text:tab/>功能名字_1:列表 <text:s/>功能类型:网格 (有网格/树形/编辑可</text:p>
      <text:p text:style-name="P19">选)<text:span text:style-name="T17">incomecostanalysis/v1/list</text:span></text:p>
      <text:p text:style-name="P19"><text:tab/><text:tab/><text:tab/><text:tab/>条件：字段名称_<text:span text:style-name="T1">1</text:span>:年份 <text:s text:c="2"/>数值框 <text:s/>必填</text:p>
      <text:p text:style-name="P19"><text:tab/><text:tab/><text:tab/><text:tab/>字段名称_<text:span text:style-name="T10">2</text:span>:月份 <text:s text:c="7"/>下拉（<text:span text:style-name="T20">1~12月</text:span>）必填</text:p>
      <text:p text:style-name="P19"><text:tab/><text:tab/><text:tab/><text:tab/>字段名称_<text:span text:style-name="T10">3</text:span>:地区 <text:s text:c="8"/>文本 <text:s/>必填</text:p>
      <text:p text:style-name="P19"><text:tab/><text:tab/><text:tab/><text:tab/>字段名称_<text:span text:style-name="T10">4</text:span>:项目组/部门 <text:s text:c="2"/>文本 必填</text:p>
      <text:p text:style-name="P19"/>
      <text:p text:style-name="P2"><text:tab/><text:tab/><text:tab/><text:tab/>字段名称_<text:span text:style-name="T1">1</text:span>:年份</text:p>
      <text:p text:style-name="P4"><text:tab/><text:tab/><text:tab/><text:tab/>字段名称_<text:span text:style-name="T10">2</text:span>:月份</text:p>
      <text:p text:style-name="P2"><text:tab/><text:tab/><text:tab/><text:tab/>字段名称_<text:span text:style-name="T10">3</text:span>:地区</text:p>
      <text:p text:style-name="P2"><text:tab/><text:tab/><text:tab/><text:tab/>字段名称_<text:span text:style-name="T10">4</text:span>:项目组/部门</text:p>
      <text:p text:style-name="P2"><text:tab/><text:tab/><text:tab/><text:tab/>字段名称_<text:span text:style-name="T10">5</text:span>:出车司机数</text:p>
      <text:p text:style-name="P2"><text:tab/><text:tab/><text:tab/><text:tab/>字段名称_<text:span text:style-name="T10">6</text:span>:司机出车费</text:p>
      <text:p text:style-name="P2"><text:tab/><text:tab/><text:tab/><text:tab/>字段名称_<text:span text:style-name="T10">7</text:span>:油卡充值</text:p>
      <text:p text:style-name="P2"><text:tab/><text:tab/><text:tab/><text:tab/>字段名称_<text:span text:style-name="T10">8</text:span>:房租</text:p>
      <text:p text:style-name="P2"><text:tab/><text:tab/><text:tab/><text:tab/>字段名称_<text:span text:style-name="T10">9</text:span>:社保</text:p>
      <text:p text:style-name="P2"><text:tab/><text:tab/><text:tab/><text:tab/>字段名称_<text:span text:style-name="T10">10</text:span>:员工工资</text:p>
      <text:p text:style-name="P2"><text:tab/><text:tab/><text:tab/><text:tab/>字段名称_<text:span text:style-name="T4">11</text:span>:办公费</text:p>
      <text:p text:style-name="P2"><text:tab/><text:tab/><text:tab/><text:tab/>字段名称_<text:span text:style-name="T4">12</text:span>:市场费</text:p>
      <text:p text:style-name="P2"><text:tab/><text:tab/><text:tab/><text:tab/>字段名称_1<text:span text:style-name="T10">3</text:span>:税金</text:p>
      <text:p text:style-name="P6"><text:tab/><text:tab/><text:tab/><text:tab/>字段名称_1<text:span text:style-name="T10">4</text:span>:合计（司机出车费<text:span text:style-name="T11">+</text:span>油卡充值<text:span text:style-name="T11">+</text:span>房租<text:span text:style-name="T11">+</text:span>社保<text:span text:style-name="T11">+</text:span>员工工资<text:span text:style-name="T11">+</text:span>办公费<text:span text:style-name="T11">+</text:span>市场费<text:span text:style-name="T11">+</text:span>税金）</text:p>
      <text:p text:style-name="P2"><text:tab/><text:tab/><text:tab/><text:tab/>字段名称_1<text:span text:style-name="T10">5</text:span>:员工人数</text:p>
      <text:p text:style-name="P2"><text:tab/><text:tab/><text:tab/><text:tab/>字段名称_1<text:span text:style-name="T10">6</text:span>:人均工资</text:p>
      <text:p text:style-name="P2"><text:tab/><text:tab/><text:tab/><text:tab/>字段名称_1<text:span text:style-name="T10">7</text:span>:税后余额收入</text:p>
      <text:p text:style-name="P7"><text:tab/><text:tab/><text:tab/><text:tab/>字段名称_1<text:span text:style-name="T10">8</text:span>:差额<text:span text:style-name="T12">（</text:span>税后余额收入<text:span text:style-name="T12">-</text:span>合计<text:span text:style-name="T12">）</text:span></text:p>
      <text:p text:style-name="P2"><text:tab/><text:tab/><text:tab/><text:tab/></text:p>
      <text:p text:style-name="P2"/>
      <text:p text:style-name="P15"><text:tab/><text:tab/><text:tab/>功能名字_<text:span text:style-name="T6">3</text:span>:编辑 <text:s/>功能类型:编辑 (有网格/树形/编辑可选)<text:span text:style-name="T17">incomecostanalysis/v1/edit</text:span></text:p>
      <text:p text:style-name="P10"><text:tab/><text:tab/><text:tab/><text:tab/></text:p>
      <text:p text:style-name="P10"><text:tab/><text:tab/><text:tab/><text:tab/></text:p>
      <text:p text:style-name="P10"><text:tab/><text:tab/><text:tab/><text:tab/>字段名称_<text:span text:style-name="T19">1</text:span>:员工人数 <text:s text:c="3"/><text:span text:style-name="T3">标签类型:数值框</text:span></text:p>
      <text:p text:style-name="P10"><text:tab/><text:tab/><text:tab/><text:tab/>字段名称_<text:span text:style-name="T19">2</text:span>:人均工资 <text:s text:c="3"/><text:span text:style-name="T3">标签类型:数值框</text:span></text:p>
      <text:p text:style-name="P10"><text:tab/><text:tab/><text:tab/><text:tab/>字段名称_<text:span text:style-name="T19">3</text:span>:税后余额收入 <text:s text:c="3"/><text:span text:style-name="T3">标签类型:数值框 <text:s/>必填</text:span></text:p>
      <text:p text:style-name="P10"><text:tab/><text:tab/><text:tab/><text:tab/></text:p>
      <text:p text:style-name="P2"/>
      <text:p text:style-name="P16"><text:tab/><text:tab/><text:tab/>功能名字_<text:span text:style-name="T2">4</text:span>:删除 <text:s/>功能类型:删除 <text:span text:style-name="T18">incomecostanalysis/v1/delete/{id}</text:span></text:p>
      <text:p text:style-name="P2"><text:s/><text:tab/><text:tab/></text:p>
      <text:p text:style-name="P16"><text:tab/><text:tab/><text:tab/>功能名字_<text:span text:style-name="T9">5</text:span>:部门汇总 <text:s/>功能类型:<text:span text:style-name="T18">incomecostanalysis/v1/departmentCollect</text:span></text:p>
      <text:p text:style-name="P11"><text:tab/><text:tab/><text:tab/><text:tab/>字段名称_<text:span text:style-name="T13">1</text:span>:项目组/部门</text:p>
      <text:p text:style-name="P11"><text:tab/><text:tab/><text:tab/><text:tab/>字段名称_<text:span text:style-name="T13">2</text:span>:年份</text:p>
      <text:p text:style-name="P11"><text:tab/><text:tab/><text:tab/><text:tab/>字段名称_<text:span text:style-name="T13">3</text:span>:月份</text:p>
      <text:p text:style-name="P11"><text:tab/><text:tab/><text:tab/><text:tab/>字段名称_<text:span text:style-name="T13">4</text:span>:地区</text:p>
      <text:p text:style-name="P11"><text:tab/><text:tab/><text:tab/><text:tab/>字段名称_<text:span text:style-name="T10">5</text:span>:出车司机数</text:p>
      <text:p text:style-name="P11"><text:tab/><text:tab/><text:tab/><text:tab/>字段名称_<text:span text:style-name="T10">6</text:span>:司机出车费</text:p>
      <text:p text:style-name="P11"><text:tab/><text:tab/><text:tab/><text:tab/>字段名称_<text:span text:style-name="T10">7</text:span>:油卡充值</text:p>
      <text:p text:style-name="P11"><text:tab/><text:tab/><text:tab/><text:tab/>字段名称_<text:span text:style-name="T10">8</text:span>:房租</text:p>
      <text:p text:style-name="P11"><text:tab/><text:tab/><text:tab/><text:tab/>字段名称_<text:span text:style-name="T10">9</text:span>:社保</text:p>
      <text:p text:style-name="P11"><text:tab/><text:tab/><text:tab/><text:tab/>字段名称_<text:span text:style-name="T10">10</text:span>:员工工资</text:p>
      <text:p text:style-name="P11"><text:tab/><text:tab/><text:tab/><text:tab/>字段名称_<text:span text:style-name="T4">11</text:span>:办公费</text:p>
      <text:p text:style-name="P11"><text:tab/><text:tab/><text:tab/><text:tab/>字段名称_<text:span text:style-name="T4">12</text:span>:市场费</text:p>
      <text:p text:style-name="P11"><text:tab/><text:tab/><text:tab/><text:tab/>字段名称_1<text:span text:style-name="T10">3</text:span>:税金</text:p>
      <text:p text:style-name="P11"><text:tab/><text:tab/><text:tab/><text:tab/>字段名称_1<text:span text:style-name="T10">4</text:span>:合计（司机出车费<text:span text:style-name="T11">+</text:span>油卡充值<text:span text:style-name="T11">+</text:span>房租<text:span text:style-name="T11">+</text:span>社保<text:span text:style-name="T11">+</text:span>员工工资<text:span text:style-name="T11">+</text:span>办公费<text:span text:style-name="T11">+</text:span>市场费<text:span text:style-name="T11">+</text:span>税金）</text:p>
      <text:p text:style-name="P11"><text:soft-page-break/><text:tab/><text:tab/><text:tab/><text:tab/>字段名称_1<text:span text:style-name="T10">5</text:span>:员工人数</text:p>
      <text:p text:style-name="P11"><text:tab/><text:tab/><text:tab/><text:tab/>字段名称_1<text:span text:style-name="T10">6</text:span>:人均工资</text:p>
      <text:p text:style-name="P11"><text:tab/><text:tab/><text:tab/><text:tab/>字段名称_1<text:span text:style-name="T10">7</text:span>:税后余额收入</text:p>
      <text:p text:style-name="P11"><text:tab/><text:tab/><text:tab/><text:tab/>字段名称_1<text:span text:style-name="T10">8</text:span>:差额<text:span text:style-name="T12">（</text:span>税后余额收入<text:span text:style-name="T12">-</text:span>合计<text:span text:style-name="T12">）</text:span></text:p>
      <text:p text:style-name="P11"/>
      <text:p text:style-name="P15"><text:tab/><text:tab/><text:tab/>功能名字_<text:span text:style-name="T14">6</text:span>:地区汇总 <text:s/>功能类型:<text:span text:style-name="T17">incomecostanalysis/v1/areaCollect</text:span></text:p>
      <text:p text:style-name="P12"><text:tab/><text:tab/><text:tab/><text:tab/>字段名称_<text:span text:style-name="T14">1</text:span>:地区</text:p>
      <text:p text:style-name="P12"><text:tab/><text:tab/><text:tab/><text:tab/>字段名称_<text:span text:style-name="T14">2</text:span>:项目组/部门</text:p>
      <text:p text:style-name="P12"><text:tab/><text:tab/><text:tab/><text:tab/>字段名称_<text:span text:style-name="T14">3</text:span>:年份</text:p>
      <text:p text:style-name="P12"><text:tab/><text:tab/><text:tab/><text:tab/>字段名称_<text:span text:style-name="T14">4</text:span>:月份</text:p>
      <text:p text:style-name="P12"><text:tab/><text:tab/><text:tab/><text:tab/>字段名称_<text:span text:style-name="T10">5</text:span>:出车司机数</text:p>
      <text:p text:style-name="P12"><text:tab/><text:tab/><text:tab/><text:tab/>字段名称_<text:span text:style-name="T10">6</text:span>:司机出车费</text:p>
      <text:p text:style-name="P12"><text:tab/><text:tab/><text:tab/><text:tab/>字段名称_<text:span text:style-name="T10">7</text:span>:油卡充值</text:p>
      <text:p text:style-name="P12"><text:tab/><text:tab/><text:tab/><text:tab/>字段名称_<text:span text:style-name="T10">8</text:span>:房租</text:p>
      <text:p text:style-name="P12"><text:tab/><text:tab/><text:tab/><text:tab/>字段名称_<text:span text:style-name="T10">9</text:span>:社保</text:p>
      <text:p text:style-name="P12"><text:tab/><text:tab/><text:tab/><text:tab/>字段名称_<text:span text:style-name="T10">10</text:span>:员工工资</text:p>
      <text:p text:style-name="P12"><text:tab/><text:tab/><text:tab/><text:tab/>字段名称_<text:span text:style-name="T4">11</text:span>:办公费</text:p>
      <text:p text:style-name="P12"><text:tab/><text:tab/><text:tab/><text:tab/>字段名称_<text:span text:style-name="T4">12</text:span>:市场费</text:p>
      <text:p text:style-name="P12"><text:tab/><text:tab/><text:tab/><text:tab/>字段名称_1<text:span text:style-name="T10">3</text:span>:税金</text:p>
      <text:p text:style-name="P12"><text:tab/><text:tab/><text:tab/><text:tab/>字段名称_1<text:span text:style-name="T10">4</text:span>:合计（司机出车费<text:span text:style-name="T11">+</text:span>油卡充值<text:span text:style-name="T11">+</text:span>房租<text:span text:style-name="T11">+</text:span>社保<text:span text:style-name="T11">+</text:span>员工工资<text:span text:style-name="T11">+</text:span>办公费<text:span text:style-name="T11">+</text:span>市场费<text:span text:style-name="T11">+</text:span>税金）</text:p>
      <text:p text:style-name="P12"><text:tab/><text:tab/><text:tab/><text:tab/>字段名称_1<text:span text:style-name="T10">5</text:span>:员工人数</text:p>
      <text:p text:style-name="P12"><text:tab/><text:tab/><text:tab/><text:tab/>字段名称_1<text:span text:style-name="T10">6</text:span>:人均工资</text:p>
      <text:p text:style-name="P12"><text:tab/><text:tab/><text:tab/><text:tab/>字段名称_1<text:span text:style-name="T10">7</text:span>:税后余额收入</text:p>
      <text:p text:style-name="P12"><text:tab/><text:tab/><text:tab/><text:tab/>字段名称_1<text:span text:style-name="T10">8</text:span>:差额<text:span text:style-name="T12">（</text:span>税后余额收入<text:span text:style-name="T12">-</text:span>合计<text:span text:style-name="T12">）</text:span></text:p>
      <text:p text:style-name="P12"/>
      <text:p text:style-name="P15"><text:tab/><text:tab/><text:tab/>功能名字_<text:span text:style-name="T15">7</text:span>:月份汇总 <text:s/>功能类型:<text:span text:style-name="T17">incomecostanalysis/v1/date</text:span></text:p>
      <text:p text:style-name="P13"><text:tab/><text:tab/><text:tab/><text:tab/>字段名称_<text:span text:style-name="T15">1</text:span>:月份</text:p>
      <text:p text:style-name="P13"><text:tab/><text:tab/><text:tab/><text:tab/>字段名称_<text:span text:style-name="T15">2</text:span>:年份</text:p>
      <text:p text:style-name="P13"><text:tab/><text:tab/><text:tab/><text:tab/>字段名称_<text:span text:style-name="T15">3</text:span>:地区</text:p>
      <text:p text:style-name="P13"><text:tab/><text:tab/><text:tab/><text:tab/>字段名称_<text:span text:style-name="T15">4</text:span>:项目组/部门</text:p>
      <text:p text:style-name="P13"><text:tab/><text:tab/><text:tab/><text:tab/>字段名称_<text:span text:style-name="T10">5</text:span>:出车司机数</text:p>
      <text:p text:style-name="P13"><text:tab/><text:tab/><text:tab/><text:tab/>字段名称_<text:span text:style-name="T10">6</text:span>:司机出车费</text:p>
      <text:p text:style-name="P13"><text:tab/><text:tab/><text:tab/><text:tab/>字段名称_<text:span text:style-name="T10">7</text:span>:油卡充值</text:p>
      <text:p text:style-name="P13"><text:tab/><text:tab/><text:tab/><text:tab/>字段名称_<text:span text:style-name="T10">8</text:span>:房租</text:p>
      <text:p text:style-name="P13"><text:tab/><text:tab/><text:tab/><text:tab/>字段名称_<text:span text:style-name="T10">9</text:span>:社保</text:p>
      <text:p text:style-name="P13"><text:tab/><text:tab/><text:tab/><text:tab/>字段名称_<text:span text:style-name="T10">10</text:span>:员工工资</text:p>
      <text:p text:style-name="P13"><text:tab/><text:tab/><text:tab/><text:tab/>字段名称_<text:span text:style-name="T4">11</text:span>:办公费</text:p>
      <text:p text:style-name="P13"><text:tab/><text:tab/><text:tab/><text:tab/>字段名称_<text:span text:style-name="T4">12</text:span>:市场费</text:p>
      <text:p text:style-name="P13"><text:tab/><text:tab/><text:tab/><text:tab/>字段名称_1<text:span text:style-name="T10">3</text:span>:税金</text:p>
      <text:p text:style-name="P13"><text:tab/><text:tab/><text:tab/><text:tab/>字段名称_1<text:span text:style-name="T10">4</text:span>:合计（司机出车费<text:span text:style-name="T11">+</text:span>油卡充值<text:span text:style-name="T11">+</text:span>房租<text:span text:style-name="T11">+</text:span>社保<text:span text:style-name="T11">+</text:span>员工工资<text:span text:style-name="T11">+</text:span>办公费<text:span text:style-name="T11">+</text:span>市场费<text:span text:style-name="T11">+</text:span>税金）</text:p>
      <text:p text:style-name="P13"><text:tab/><text:tab/><text:tab/><text:tab/>字段名称_1<text:span text:style-name="T10">5</text:span>:员工人数</text:p>
      <text:p text:style-name="P13"><text:tab/><text:tab/><text:tab/><text:tab/>字段名称_1<text:span text:style-name="T10">6</text:span>:人均工资</text:p>
      <text:p text:style-name="P13"><text:tab/><text:tab/><text:tab/><text:tab/>字段名称_1<text:span text:style-name="T10">7</text:span>:税后余额收入</text:p>
      <text:p text:style-name="P13"><text:tab/><text:tab/><text:tab/><text:tab/>字段名称_1<text:span text:style-name="T10">8</text:span>:差额<text:span text:style-name="T12">（</text:span>税后余额收入<text:span text:style-name="T12">-</text:span>合计<text:span text:style-name="T12">）</text:span></text:p>
      <text:p text:style-name="P1"><text:tab/><text:span text:style-name="T7"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1T11:25:04.116728485</meta:creation-date>
    <dc:date>2017-08-10T15:40:51.345818934</dc:date>
    <meta:editing-duration>PT53M</meta:editing-duration>
    <meta:editing-cycles>26</meta:editing-cycles>
    <meta:generator>LibreOffice/5.2.6.1$Linux_X86_64 LibreOffice_project/20$Build-1</meta:generator>
    <meta:document-statistic meta:table-count="0" meta:image-count="0" meta:object-count="0" meta:page-count="2" meta:paragraph-count="96" meta:word-count="1041" meta:character-count="1861" meta:non-whitespace-character-count="1443"/>
  </office:meta>
</office:document-meta>
</file>